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5b0c8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5b0c8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8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0pt" style:font-size-asian="10pt" style:font-size-complex="10pt"/>
    </style:style>
    <style:style style:name="P11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2" style:family="paragraph" style:parent-style-name="UrbanBody">
      <style:text-properties style:font-name="Arial" fo:font-size="10pt" officeooo:paragraph-rsid="002b785e" style:font-size-asian="10pt" style:font-size-complex="10pt"/>
    </style:style>
    <style:style style:name="P13" style:family="paragraph" style:parent-style-name="UrbanBody">
      <style:text-properties style:font-name="Arial" fo:font-size="10pt" officeooo:rsid="003cc8a9" officeooo:paragraph-rsid="003cc8a9" style:font-size-asian="10pt" style:font-size-complex="10pt"/>
    </style:style>
    <style:style style:name="P14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5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16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7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30c0b0" officeooo:paragraph-rsid="0035b0c8" fo:background-color="transparent" style:font-size-asian="10pt" style:font-weight-asian="bold" style:font-size-complex="10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61da0"/>
    </style:style>
    <style:style style:name="T9" style:family="text">
      <style:text-properties fo:color="#ff3333" officeooo:rsid="002391da" fo:background-color="#fff200" loext:char-shading-value="0"/>
    </style:style>
    <style:style style:name="T10" style:family="text">
      <style:text-properties fo:color="#ff3333" officeooo:rsid="0030c0b0" fo:background-color="#fff200" loext:char-shading-value="0"/>
    </style:style>
    <style:style style:name="T11" style:family="text">
      <style:text-properties officeooo:rsid="002bda3c"/>
    </style:style>
    <style:style style:name="T12" style:family="text">
      <style:text-properties officeooo:rsid="0030c0b0"/>
    </style:style>
    <style:style style:name="T13" style:family="text">
      <style:text-properties fo:color="#ce181e" officeooo:rsid="002cf8be" fo:background-color="#fff200" loext:char-shading-value="0"/>
    </style:style>
    <style:style style:name="T14" style:family="text">
      <style:text-properties officeooo:rsid="00362119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5">do text</text:span></text:p><text:p text:style-name="P18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 - Direction de <text:span text:style-name="T13">VILLE</text:span></text:p><text:p text:style-name="P3">ADRESSE</text:p><text:p text:style-name="P17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8">sion</text:span> <text:span text:style-name="T11">de l’avis préalable du Collège communal</text:span></text:p>
      <text:p text:style-name="P4"/>
      <text:p text:style-name="P8"/>
      <text:p text:style-name="P9">Agent traitant : 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/text:p>
      <text:p text:style-name="P15"><text:span text:style-name="T4">Nos références :</text:span> <text:span text:style-name="T5"><text:text-input text:description="">self.getReference()</text:text-input></text:span></text:p>
      <text:p text:style-name="P16">Vos références: <text:span text:style-name="T5"><text:text-input text:description="">self.getValueForTemplate('referenceDGATLP')</text:text-input></text:span></text:p>
      <text:p text:style-name="P8"/>
      <text:p text:style-name="P10"><office:annotation><dc:creator>Gauthier Bastien</dc:creator><dc:date>2011-02-16T16:12:24</dc:date><text:p text:style-name="P18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8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10"><text:span text:style-name="T4">Objet :</text:span> <text:text-input text:description="Objet des travaux">self.getLicenceSubject()</text:text-input></text:p>
      <text:p text:style-name="P10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10"/>
      <text:p text:style-name="P10"><text:span text:style-name="T12">Monsieur le Fonctionnaire Technique</text:span>,</text:p>
      <text:p text:style-name="P10"/>
      <text:p text:style-name="P12">Conformément au prescrit <text:span text:style-name="T7">du Code de l'Environnement et à votre courrier </text:span><text:span text:style-name="T9">du </text:span><text:span text:style-name="T10">XX/XX</text:span>, nous vous prions de trouver, sous ce pli, <text:span text:style-name="T11">l’avis préalable du Collège communal réalisé dans le cadre du projet rep</text:span>ris sous rubrique.</text:p>
      <text:p text:style-name="P12"/>
      <text:p text:style-name="P13">Les éléments de l'enquête publique vous ont été transmis dans le courrier du <text:text-input text:description="">licence_view.format_date(self.getLastInquiry().getTransmitDate())</text:text-input>.</text:p>
      <text:p text:style-name="P11"/>
      <text:p text:style-name="P11">Nous vous en souhaitons bonne réception et nous vous prions d'agréer, <text:span text:style-name="T12">Monsieur le Fonctionnaire Technique</text:span>, nos salutations distinguées.</text:p>
      <text:p text:style-name="P11"/>
      <text:p text:style-name="P11"><office:annotation><dc:creator>Gauthier Bastien</dc:creator><dc:date>2011-01-13T14:56:41</dc:date><text:p text:style-name="P18"><text:span text:style-name="T15">do text</text:span></text:p><text:p text:style-name="P18"><text:span text:style-name="T15">from document(at=signatures, format='odt')</text:span></text:p></office:annotation><text:span text:style-name="T1">Import depuis signatures.odt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6T14:57:50.940001812</dc:date>
    <dc:language>fr-FR</dc:language>
    <meta:editing-cycles>122</meta:editing-cycles>
    <meta:editing-duration>P1DT9H37M13S</meta:editing-duration>
    <dc:creator>bleybaert</dc:creator>
    <meta:document-statistic meta:table-count="0" meta:image-count="0" meta:object-count="0" meta:page-count="1" meta:paragraph-count="18" meta:word-count="155" meta:character-count="1208" meta:non-whitespace-character-count="1097"/>
    <meta:user-defined meta:name="Info 1"/>
    <meta:user-defined meta:name="Info 2"/>
    <meta:user-defined meta:name="Info 3"/>
    <meta:user-defined meta:name="Info 4"/>
  </office:meta>
</office:document-meta>
</file>